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style:font-name="Times New Roman"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T8" style:parent-style-name="DefaultParagraphFont" style:family="text">
      <style:text-properties style:font-name="Times New Roman" fo:font-size="14pt" style:font-size-asian="14pt" style:font-size-complex="14pt"/>
    </style:style>
    <style:style style:name="P9" style:parent-style-name="NoSpacing" style:family="paragraph">
      <style:paragraph-properties fo:text-align="end"/>
      <style:text-properties fo:color="#156082"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fo:color="#595959" fo:font-size="10pt" style:font-size-asian="10pt" style:font-size-complex="10pt"/>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fo:color="#595959" fo:font-size="10pt" style:font-size-asian="10pt" style:font-size-complex="10pt"/>
    </style:style>
    <style:style style:name="T14" style:parent-style-name="DefaultParagraphFont" style:family="text">
      <style:text-properties style:font-name="Times New Roman" fo:font-size="14pt" style:font-size-asian="14pt" style:font-size-complex="14pt"/>
    </style:style>
    <style:style style:name="P15" style:parent-style-name="Normal" style:family="paragraph">
      <style:paragraph-properties fo:text-align="end"/>
    </style:style>
    <style:style style:name="T16" style:parent-style-name="DefaultParagraphFont" style:family="text">
      <style:text-properties fo:text-transform="uppercase" fo:color="#156082" fo:font-size="32pt" style:font-size-asian="32pt" style:font-size-complex="32pt"/>
    </style:style>
    <style:style style:name="P17" style:parent-style-name="Normal" style:family="paragraph">
      <style:paragraph-properties fo:text-align="end"/>
    </style:style>
    <style:style style:name="T18" style:parent-style-name="DefaultParagraphFont" style:family="text">
      <style:text-properties fo:color="#404040" fo:font-size="18pt" style:font-size-asian="18pt" style:font-size-complex="18pt"/>
    </style:style>
    <style:style style:name="P19" style:parent-style-name="Normal" style:family="paragraph">
      <style:paragraph-properties fo:break-before="page"/>
      <style:text-properties style:font-name="Times New Roman" fo:font-size="28pt" style:font-size-asian="28pt" style:font-size-complex="28pt" fo:hyphenate="true"/>
    </style:style>
    <style:style style:name="P20" style:parent-style-name="TOC1" style:family="paragraph">
      <style:paragraph-properties>
        <style:tab-stops>
          <style:tab-stop style:type="right" style:leader-style="dotted" style:leader-text="." style:position="7.2611in"/>
        </style:tab-stops>
      </style:paragraph-properties>
    </style:style>
    <style:style style:name="T21" style:parent-style-name="Hyperlink" style:family="text">
      <style:text-properties style:font-name="Times New Roman" fo:font-weight="bold" style:font-weight-asian="bold" style:font-weight-complex="bold"/>
    </style:style>
    <style:style style:name="P22" style:parent-style-name="TOC1" style:family="paragraph">
      <style:paragraph-properties>
        <style:tab-stops>
          <style:tab-stop style:type="right" style:leader-style="dotted" style:leader-text="." style:position="7.2611in"/>
        </style:tab-stops>
      </style:paragraph-properties>
    </style:style>
    <style:style style:name="T23" style:parent-style-name="Hyperlink" style:family="text">
      <style:text-properties style:font-name="Times New Roman" fo:font-weight="bold" style:font-weight-asian="bold" style:font-weight-complex="bold"/>
    </style:style>
    <style:style style:name="P24" style:parent-style-name="TOC1" style:family="paragraph">
      <style:paragraph-properties>
        <style:tab-stops>
          <style:tab-stop style:type="right" style:leader-style="dotted" style:leader-text="." style:position="7.2611in"/>
        </style:tab-stops>
      </style:paragraph-properties>
    </style:style>
    <style:style style:name="T25" style:parent-style-name="Hyperlink" style:family="text">
      <style:text-properties style:font-name="Times New Roman" fo:font-weight="bold" style:font-weight-asian="bold" style:font-weight-complex="bold"/>
    </style:style>
    <style:style style:name="P26" style:parent-style-name="TOC1" style:family="paragraph">
      <style:paragraph-properties>
        <style:tab-stops>
          <style:tab-stop style:type="right" style:leader-style="dotted" style:leader-text="." style:position="7.2611in"/>
        </style:tab-stops>
      </style:paragraph-properties>
    </style:style>
    <style:style style:name="T27" style:parent-style-name="Hyperlink" style:family="text">
      <style:text-properties style:font-name="Times New Roman" fo:font-weight="bold" style:font-weight-asian="bold" style:font-weight-complex="bold"/>
    </style:style>
    <style:style style:name="P28" style:parent-style-name="TOC1" style:family="paragraph">
      <style:paragraph-properties>
        <style:tab-stops>
          <style:tab-stop style:type="right" style:leader-style="dotted" style:leader-text="." style:position="7.2611in"/>
        </style:tab-stops>
      </style:paragraph-properties>
    </style:style>
    <style:style style:name="T29" style:parent-style-name="Hyperlink" style:family="text">
      <style:text-properties style:font-name="Times New Roman" fo:font-weight="bold" style:font-weight-asian="bold" style:font-weight-complex="bold"/>
    </style:style>
    <style:style style:name="P30" style:parent-style-name="TOC1" style:family="paragraph">
      <style:paragraph-properties>
        <style:tab-stops>
          <style:tab-stop style:type="right" style:leader-style="dotted" style:leader-text="." style:position="7.2611in"/>
        </style:tab-stops>
      </style:paragraph-properties>
    </style:style>
    <style:style style:name="T31" style:parent-style-name="Hyperlink" style:family="text">
      <style:text-properties style:font-name="Times New Roman" fo:font-weight="bold" style:font-weight-asian="bold" style:font-weight-complex="bold"/>
    </style:style>
    <style:style style:name="P32" style:parent-style-name="TOC1" style:family="paragraph">
      <style:paragraph-properties>
        <style:tab-stops>
          <style:tab-stop style:type="right" style:leader-style="dotted" style:leader-text="." style:position="7.2611in"/>
        </style:tab-stops>
      </style:paragraph-properties>
    </style:style>
    <style:style style:name="T33" style:parent-style-name="Hyperlink" style:family="text">
      <style:text-properties style:font-name="Times New Roman" fo:font-weight="bold" style:font-weight-asian="bold" style:font-weight-complex="bold"/>
    </style:style>
    <style:style style:name="P34" style:parent-style-name="Normal" style:family="paragraph">
      <style:paragraph-properties fo:break-before="page"/>
      <style:text-properties fo:hyphenate="true"/>
    </style:style>
    <style:style style:name="P35" style:parent-style-name="Heading1" style:family="paragraph">
      <style:paragraph-properties fo:text-align="center"/>
      <style:text-properties style:font-name="Times New Roman" fo:font-weight="bold" style:font-weight-asian="bold" style:font-weight-complex="bold" fo:font-size="22pt" style:font-size-asian="22pt" style:font-size-complex="22pt"/>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fo:font-style="italic" style:font-style-asian="italic" style:font-style-complex="italic"/>
    </style:style>
    <style:style style:name="T38" style:parent-style-name="DefaultParagraphFont" style:family="text">
      <style:text-properties style:font-name="Times New Roman"/>
    </style:style>
    <style:style style:name="P39" style:parent-style-name="Heading1" style:family="paragraph">
      <style:paragraph-properties fo:text-align="center"/>
      <style:text-properties style:font-name="Times New Roman" fo:font-weight="bold" style:font-weight-asian="bold" style:font-weight-complex="bold" fo:font-size="22pt" style:font-size-asian="22pt" style:font-size-complex="22pt"/>
    </style:style>
    <style:style style:name="P40" style:parent-style-name="Normal" style:family="paragraph">
      <style:text-properties style:font-name="Times New Roman"/>
    </style:style>
    <style:style style:name="P41" style:parent-style-name="Heading1" style:family="paragraph">
      <style:paragraph-properties fo:text-align="center"/>
      <style:text-properties style:font-name="Times New Roman" fo:font-weight="bold" style:font-weight-asian="bold" style:font-weight-complex="bold"/>
    </style:style>
    <style:style style:name="P42" style:parent-style-name="Normal" style:family="paragraph">
      <style:text-properties style:font-name="Times New Roman"/>
    </style:style>
    <style:style style:name="P43" style:parent-style-name="Heading1" style:family="paragraph">
      <style:paragraph-properties fo:text-align="center"/>
      <style:text-properties style:font-name="Times New Roman" fo:font-weight="bold" style:font-weight-asian="bold" style:font-weight-complex="bold"/>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fo:font-style="italic" style:font-style-asian="italic" style:font-style-complex="italic"/>
    </style:style>
    <style:style style:name="T46" style:parent-style-name="DefaultParagraphFont" style:family="text">
      <style:text-properties style:font-name="Times New Roman"/>
    </style:style>
    <style:style style:name="P47" style:parent-style-name="Heading1" style:family="paragraph">
      <style:paragraph-properties fo:text-align="center"/>
      <style:text-properties style:font-name="Times New Roman" fo:font-weight="bold" style:font-weight-asian="bold" style:font-weight-complex="bold"/>
    </style:style>
    <style:style style:name="P48" style:parent-style-name="Normal" style:family="paragraph">
      <style:text-properties style:font-name="Times New Roman"/>
    </style:style>
    <style:style style:name="P49" style:parent-style-name="Heading1" style:family="paragraph">
      <style:paragraph-properties fo:text-align="center"/>
      <style:text-properties style:font-name="Times New Roman" fo:font-weight="bold" style:font-weight-asian="bold" style:font-weight-complex="bold"/>
    </style:style>
    <style:style style:name="P50" style:parent-style-name="Normal" style:family="paragraph">
      <style:text-properties style:font-name="Times New Roman"/>
    </style:style>
    <style:style style:name="P51" style:parent-style-name="Heading1" style:family="paragraph">
      <style:paragraph-properties fo:text-align="center"/>
      <style:text-properties style:font-name="Times New Roman" fo:font-weight="bold" style:font-weight-asian="bold" style:font-weight-complex="bold"/>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fo:font-style="italic" style:font-style-asian="italic" style:font-style-complex="italic"/>
    </style:style>
    <style:style style:name="T54" style:parent-style-name="DefaultParagraphFont" style:family="text">
      <style:text-properties style:font-name="Times New Roman"/>
    </style:style>
    <style:style style:name="T55" style:parent-style-name="Hyperlink"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style:style>
    <style:style style:name="T58" style:parent-style-name="DefaultParagraphFont" style:family="text">
      <style:text-properties style:font-name="Times New Roman"/>
    </style:style>
    <style:style style:name="T59" style:parent-style-name="Hyperlink" style:family="text">
      <style:text-properties style:font-name="Times New Roman"/>
    </style:style>
    <style:style style:name="T60" style:parent-style-name="Hyperlink" style:family="text">
      <style:text-properties style:font-name="Times New Roman"/>
    </style:style>
    <style:style style:name="T61" style:parent-style-name="Hyperlink" style:family="text">
      <style:text-properties style:font-name="Times New Roman"/>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51"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52" text:anchor-type="paragraph" svg:x="0.24375in" svg:y="9.56458in" svg:width="7.78056in" svg:height="1.06667in" style:rel-width="scale" style:rel-height="scale"><draw:text-box><text:p text:style-name="P4"><text:span text:style-name="T5">Malamski,Dimitar D.S.</text:span></text:p><text:p text:style-name="P6"><text:span text:style-name="T7">mitemalamata@gmail.com</text:span></text:p></draw:text-box><svg:title/><svg:desc/></draw:frame></text:span><text:span text:style-name="T8"><draw:frame draw:z-index="251661312" draw:id="id4" draw:style-name="a5" draw:name="Text Box 53" text:anchor-type="paragraph" svg:x="0.24375in" svg:y="8.18542in" svg:width="7.78056in" svg:height="0.58333in" style:rel-width="scale" style:rel-height="scale"><draw:text-box><text:p text:style-name="P9">Additional info:</text:p><text:p text:style-name="P10"><text:span text:style-name="T11">Done for Semester 2, software engineering at Fontys ICT, Eindhoven, The</text:span><text:span text:style-name="T12"><text:line-break/></text:span><text:span text:style-name="T13">Netherlands</text:span></text:p></draw:text-box><svg:title/><svg:desc/></draw:frame></text:span><text:span text:style-name="T14"><draw:frame draw:z-index="251659264" draw:id="id5" draw:style-name="a6" draw:name="Text Box 54" text:anchor-type="paragraph" svg:x="0.24375in" svg:y="3.50764in" svg:width="7.78056in" svg:height="4.2375in" style:rel-width="scale" style:rel-height="scale"><draw:text-box><text:p text:style-name="P15"><text:span text:style-name="T16">The Importance of the Admin Role in Web Applications</text:span></text:p><text:p text:style-name="P17"><text:span text:style-name="T18">Created By: Dimitar Malamski</text:span></text:p></draw:text-box><svg:title/><svg:desc/></draw:frame></text:span></text:p>
      <text:p text:style-name="P19"/>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01153458" office:target-frame-name="_top" xlink:show="replace"><text:span text:style-name="T21">Abstract</text:span><text:tab/>2</text:a></text:p>
          <text:p text:style-name="P22"><text:a xlink:href="#_Toc201153459" office:target-frame-name="_top" xlink:show="replace"><text:span text:style-name="T23">What Is An Admin</text:span><text:tab/>2</text:a></text:p>
          <text:p text:style-name="P24"><text:a xlink:href="#_Toc201153460" office:target-frame-name="_top" xlink:show="replace"><text:span text:style-name="T25">Why Is The Admin Needed</text:span><text:tab/>2</text:a></text:p>
          <text:p text:style-name="P26"><text:a xlink:href="#_Toc201153461" office:target-frame-name="_top" xlink:show="replace"><text:span text:style-name="T27">Security Benefits</text:span><text:tab/>2</text:a></text:p>
          <text:p text:style-name="P28"><text:a xlink:href="#_Toc201153462" office:target-frame-name="_top" xlink:show="replace"><text:span text:style-name="T29">Admin In Eventflow</text:span><text:tab/>2</text:a></text:p>
          <text:p text:style-name="P30"><text:a xlink:href="#_Toc201153463" office:target-frame-name="_top" xlink:show="replace"><text:span text:style-name="T31">Conclusion</text:span><text:tab/>3</text:a></text:p>
          <text:p text:style-name="P32"><text:a xlink:href="#_Toc201153464" office:target-frame-name="_top" xlink:show="replace"><text:span text:style-name="T33">References</text:span><text:tab/>3</text:a></text:p>
        </text:index-body>
      </text:table-of-content>
      <text:p text:style-name="Normal"/>
      <text:p text:style-name="P34"/>
      <text:h text:style-name="P35" text:outline-level="1"><text:bookmark-start text:name="_Toc201153458"/><text:soft-page-break/>Abstract<text:bookmark-end text:name="_Toc201153458"/></text:h>
      <text:p text:style-name="Normal"><text:span text:style-name="T36">While developing my individual assignment, one of the core features I aimed to implement was the Admin role. From prior experience, I knew that most software applications incorporate an administrative user, but I had not fully grasped its purpose. I understood, for example, that an Admin should have elevated access rights, allowing them to manage users and perform CRUD operations to maintain system balance<text:s/></text:span><text:span text:style-name="T37">(Microsoft, 2023)</text:span><text:span text:style-name="T38">. Additionally, Admins often generate reports for statistical and analytical purposes. This document explores the importance of the Admin role and explains why I chose to integrate it into my individual assignment.</text:span></text:p>
      <text:h text:style-name="P39" text:outline-level="1"><text:bookmark-start text:name="_Toc201153459"/>What Is An Admin<text:bookmark-end text:name="_Toc201153459"/></text:h>
      <text:p text:style-name="P40">In simple terms, an Admin is a user role within a software system responsible for maintaining security, resolving issues, and ensuring smooth application operation. Moreover and admin can have the role to export data analytics document that showcase the flow of the application: user activity, average clicks in the web page, etc.</text:p>
      <text:h text:style-name="P41" text:outline-level="1"><text:bookmark-start text:name="_Toc201153460"/>Why Is The Admin Needed<text:bookmark-end text:name="_Toc201153460"/></text:h>
      <text:p text:style-name="P42">The Admin role is critical in almost every application because it sits at the top of the system hierarchy. Admins can access restricted pages, manage user accounts, and perform operations that regular users cannot. Their responsibilities often include adjusting site settings<text:s/>-<text:s/>such as UI preferences, theme configurations, and layout structures<text:s/>-<text:s/>and exporting analytical data for system evaluation and improvement.<text:s/>In the case of my individual assignment, the admin as mentioned, can manage users and personal events, as well as create global announcement events for every user to see. Those are must have functionalities my Admin will have and for the future their responsibilities are excepted to be extended.</text:p>
      <text:h text:style-name="P43" text:outline-level="1"><text:bookmark-start text:name="_Toc201153461"/>Security Benefits<text:bookmark-end text:name="_Toc201153461"/></text:h>
      <text:p text:style-name="Normal"><text:span text:style-name="T44">One of the primary goals of an Admin is to maintain application stability and data security. By managing users and overseeing system operations, Admins ensure that no unauthorized or harmful content is introduced<text:s/></text:span><text:span text:style-name="T45">(OWASP, 2023).</text:span><text:span text:style-name="T46"><text:s/>They can edit or remove sensitive information from events and maintain a clean user interface. In my application, the Admin serves as a safeguard for the user environment by monitoring and controlling personal event content when necessary.</text:span></text:p>
      <text:h text:style-name="P47" text:outline-level="1"><text:bookmark-start text:name="_Toc201153462"/>Admin In Eventflow<text:bookmark-end text:name="_Toc201153462"/></text:h>
      <text:p text:style-name="P48">As stated upwards, my Admin has several key functionalities in the system. By this point in development, they can manage the users and the personal events. They can kick people out of events if necessary. They can create global announcement events, which every user will see in their personal calendar. By those roles, the system is kept tidy and secure, so not every user can do whatever they want in the application. For future development, the plan is to extend the Admin responsibility, by making him able to track user system usability, invite people to events and manage overall site setting like color themes. Lastly, I want to make him export data in pdf documents or Excel sheets, to showcase the system pipeline in details.</text:p>
      <text:h text:style-name="P49" text:outline-level="1"><text:bookmark-start text:name="_Toc201153463"/><text:soft-page-break/>Conclusion<text:bookmark-end text:name="_Toc201153463"/></text:h>
      <text:p text:style-name="P50">In conclusion, the admin development really make the application feel enterprise level. Not only that, it make it more secure and overall complete, which is always a benefit. It is my first time developing an admin, so I learned a lot by doing so. I learning that is it indeed hard to do CRUD operations on already given data, since this data is being connected to multiple places in the database, so you have to be careful when managing it. Not only that, it is time consuming, since it is basically creating a “super” user that can do anything they want, but after a couple of days, I managed to complete it.<text:s/></text:p>
      <text:h text:style-name="P51" text:outline-level="1"><text:bookmark-start text:name="_Toc201153464"/>References<text:bookmark-end text:name="_Toc201153464"/></text:h>
      <text:p text:style-name="Normal"><text:span text:style-name="T52">Microsoft. (2023).<text:s/></text:span><text:span text:style-name="T53">Overview of role-based access control in ASP.NET</text:span><text:span text:style-name="T54">.<text:s/></text:span><text:a xlink:href="https://learn.microsoft.com/en-us/aspnet/core/security/authorization/roles" office:target-frame-name="_new" xlink:show="replace"><text:span text:style-name="T55">https://learn.microsoft.com/en-us/aspnet/core/security/authorization/roles</text:span></text:a></text:p>
      <text:p text:style-name="Normal"><text:span text:style-name="T56">OWASP. (2023).<text:s/></text:span><text:span text:style-name="T57">Access control</text:span><text:span text:style-name="T58">.<text:s/></text:span><text:a xlink:href="https://owasp.org/www-project-top-ten/2017/A5_2017-Broken_Access_Control" office:target-frame-name="_top" xlink:show="replace"><text:span text:style-name="T59">https://owasp.o</text:span><text:bookmark-start text:name="_Hlt201153297"/><text:bookmark-start text:name="_Hlt201153298"/><text:span text:style-name="T60">r</text:span><text:bookmark-end text:name="_Hlt201153297"/><text:bookmark-end text:name="_Hlt201153298"/><text:span text:style-name="T61">g/www-project-top-ten/2017/A5_2017-Broken_Access_Contro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NoSpacing" style:display-name="No Spacing" style:family="paragraph">
      <style:paragraph-properties fo:margin-bottom="0in" fo:line-height="100%"/>
      <style:text-properties style:font-name="Aptos" style:font-name-asian="Times New Roman" style:font-name-complex="Times New Roman" style:letter-kerning="false" fo:font-size="11pt" style:font-size-asian="11pt" style:font-size-complex="11pt" fo:hyphenate="true"/>
    </style:style>
    <style:style style:name="NoSpacingChar" style:display-name="No Spacing Char" style:family="text" style:parent-style-name="DefaultParagraphFont">
      <style:text-properties style:font-name="Aptos" style:font-name-asian="Times New Roman" style:font-name-complex="Times New Roman" style:letter-kerning="false" fo:font-size="11pt" style:font-size-asian="11pt" style:font-size-complex="11pt"/>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 xlink:href="media/image1.png" xlink:show="embed" xlink:actuate="onLoad"/>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Importance of the Admin Role in Web Applications</dc:title>
    <dc:description/>
    <dc:subject>Created By: Dimitar Malamski</dc:subject>
    <meta:initial-creator>Malamski,Dimitar D.S.</meta:initial-creator>
    <dc:creator>Malamski,Dimitar D.S.</dc:creator>
    <meta:creation-date>2025-05-28T16:20:00Z</meta:creation-date>
    <dc:date>2025-06-18T13:37:00Z</dc:date>
    <meta:template xlink:href="Normal.dotm" xlink:type="simple"/>
    <meta:editing-cycles>24</meta:editing-cycles>
    <meta:editing-duration>PT4560S</meta:editing-duration>
    <meta:document-statistic meta:page-count="4" meta:paragraph-count="9" meta:word-count="699" meta:character-count="4676" meta:row-count="33" meta:non-whitespace-character-count="3986"/>
  </office:meta>
</office:document-meta>
</file>